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867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77.49" calcext:value-type="float">
            <text:p>277.49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51 kWh</text:p>
          </table:table-cell>
          <table:table-cell office:value-type="float" office:value="892.04" calcext:value-type="float">
            <text:p>892.04</text:p>
          </table:table-cell>
          <table:table-cell office:value-type="string" calcext:value-type="string">
            <text:p>13-01-2017</text:p>
          </table:table-cell>
          <table:table-cell office:value-type="string" calcext:value-type="string">
            <text:p>10-02-2017</text:p>
          </table:table-cell>
          <table:table-cell office:value-type="float" office:value="10.6" calcext:value-type="float">
            <text:p>10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47.76" calcext:value-type="float">
            <text:p>1347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165 kWh</text:p>
          </table:table-cell>
          <table:table-cell office:value-type="float" office:value="990.65" calcext:value-type="float">
            <text:p>990.65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1.58" calcext:value-type="float">
            <text:p>11.5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9.23" calcext:value-type="float">
            <text:p>1169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65.83" calcext:value-type="float">
            <text:p>265.83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15 kWh</text:p>
          </table:table-cell>
          <table:table-cell office:value-type="float" office:value="1348.54" calcext:value-type="float">
            <text:p>1348.5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5.15" calcext:value-type="float">
            <text:p>15.1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95.84" calcext:value-type="float">
            <text:p>1795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32.59" calcext:value-type="float">
            <text:p>32.59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95 kWh</text:p>
          </table:table-cell>
          <table:table-cell office:value-type="float" office:value="1198.47" calcext:value-type="float">
            <text:p>1198.4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3.64" calcext:value-type="float">
            <text:p>13.6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10.33" calcext:value-type="float">
            <text:p>1410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26.35" calcext:value-type="float">
            <text:p>226.3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72 kWh</text:p>
          </table:table-cell>
          <table:table-cell office:value-type="float" office:value="1028.57" calcext:value-type="float">
            <text:p>1028.57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1.94" calcext:value-type="float">
            <text:p>11.9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31.82" calcext:value-type="float">
            <text:p>1431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17.74" calcext:value-type="float">
            <text:p>217.74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03 kWh</text:p>
          </table:table-cell>
          <table:table-cell office:value-type="float" office:value="1245.94" calcext:value-type="float">
            <text:p>1245.94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4.1" calcext:value-type="float">
            <text:p>14.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642.07" calcext:value-type="float">
            <text:p>1642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4.46" calcext:value-type="float">
            <text:p>4.46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07 kWh</text:p>
          </table:table-cell>
          <table:table-cell office:value-type="float" office:value="1269.46" calcext:value-type="float">
            <text:p>1269.4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4.33" calcext:value-type="float">
            <text:p>14.3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51.87" calcext:value-type="float">
            <text:p>1451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98 kWh</text:p>
          </table:table-cell>
          <table:table-cell office:value-type="float" office:value="1200.47" calcext:value-type="float">
            <text:p>1200.4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3.63" calcext:value-type="float">
            <text:p>13.6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77.05" calcext:value-type="float">
            <text:p>1377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90.8" calcext:value-type="float">
            <text:p>190.8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39 kWh</text:p>
          </table:table-cell>
          <table:table-cell office:value-type="float" office:value="764.78" calcext:value-type="float">
            <text:p>764.7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43" calcext:value-type="float">
            <text:p>4.43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03.51" calcext:value-type="float">
            <text:p>-403.51</text:p>
          </table:table-cell>
          <table:table-cell office:value-type="string" calcext:value-type="string">
            <text:p>T-0</text:p>
          </table:table-cell>
          <table:table-cell office:value-type="float" office:value="638.27" calcext:value-type="float">
            <text:p>638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27.08" calcext:value-type="float">
            <text:p>227.08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40 kWh</text:p>
          </table:table-cell>
          <table:table-cell office:value-type="float" office:value="761.43" calcext:value-type="float">
            <text:p>761.4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.41" calcext:value-type="float">
            <text:p>4.4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01.41" calcext:value-type="float">
            <text:p>-401.41</text:p>
          </table:table-cell>
          <table:table-cell office:value-type="string" calcext:value-type="string">
            <text:p>T-0</text:p>
          </table:table-cell>
          <table:table-cell office:value-type="float" office:value="672.96" calcext:value-type="float">
            <text:p>672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3.79" calcext:value-type="float">
            <text:p>3.79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74 kWh</text:p>
          </table:table-cell>
          <table:table-cell office:value-type="float" office:value="995.55" calcext:value-type="float">
            <text:p>995.5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1.57" calcext:value-type="float">
            <text:p>11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72.7" calcext:value-type="float">
            <text:p>117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59 kWh</text:p>
          </table:table-cell>
          <table:table-cell office:value-type="float" office:value="889.3" calcext:value-type="float">
            <text:p>889.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60.95" calcext:value-type="float">
            <text:p>106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5:42:38.899000000</meta:creation-date>
    <dc:date>2018-03-27T05:45:37.463000000</dc:date>
    <meta:editing-duration>PT2M59S</meta:editing-duration>
    <meta:editing-cycles>1</meta:editing-cycles>
    <meta:document-statistic meta:table-count="1" meta:cell-count="148" meta:object-count="0"/>
    <meta:generator>LibreOffice/5.3.4.2$Windows_x86 LibreOffice_project/f82d347ccc0be322489bf7da61d7e4ad13fe2ff3</meta:generator>
  </office:meta>
</office:document-meta>
</file>